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01164d" officeooo:paragraph-rsid="0001164d" style:font-size-asian="10.5pt"/>
    </style:style>
    <style:style style:name="P2" style:family="paragraph" style:parent-style-name="Standard">
      <style:text-properties fo:language="it" fo:country="IT" officeooo:paragraph-rsid="0001e559"/>
    </style:style>
    <style:style style:name="P3" style:family="paragraph" style:parent-style-name="Standard">
      <style:text-properties fo:language="it" fo:country="IT" officeooo:rsid="0001164d" officeooo:paragraph-rsid="0001164d"/>
    </style:style>
    <style:style style:name="P4" style:family="paragraph" style:parent-style-name="Standard">
      <style:text-properties fo:language="it" fo:country="IT" officeooo:paragraph-rsid="0001e559"/>
    </style:style>
    <style:style style:name="P5" style:family="paragraph" style:parent-style-name="Standard">
      <style:text-properties fo:language="it" fo:country="IT" officeooo:rsid="0004d05b" officeooo:paragraph-rsid="0004d05b"/>
    </style:style>
    <style:style style:name="T1" style:family="text">
      <style:text-properties officeooo:rsid="0001164d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1e559"/>
    </style:style>
    <style:style style:name="T4" style:family="text">
      <style:text-properties style:font-name="Liberation Serif" officeooo:rsid="00011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amento (versioning)</text:p>
      <text:p text:style-name="P3">Numerare ogni release di un particolare software per tener traccia delle modifiche che sono state fatte; attraverso particolari software e’ possibile vedere I cambiamenti da una versione all’altra e permette quindi al programmatore, in caso di errori, di tornare indietro. Inoltre l’acquirente e’ in grado di riconoscere eventuali update attraverso il numero di versione.</text:p>
      <text:p text:style-name="P2"><text:span text:style-name="T1">I numeri di versione sono tipicamente assegnati in ordine crescente; le varie sequenze di numeri indicano, partendo da sinistra, un grado sempre minore cambiamenti significativi. E’ usato il numero 0 nella prima sequenza per indicare una versione alpha, uno per la beta </text:span><text:span text:style-name="T4">,</text:span><text:span text:style-name="T2">due per il candidato al rilascio e tre per la </text:span><text:span text:style-name="T3">release</text:span><text:span text:style-name="T2"> pubblica</text:span><text:span text:style-name="T3">.</text:span></text:p>
      <text:p text:style-name="P2"><text:span text:style-name="T3"/></text:p>
      <text:p text:style-name="P2"><text:span text:style-name="T3"/></text:p>
      <text:p text:style-name="P5"><text:span text:style-name="T3">C</text:span><text:span text:style-name="T2">onfigurazione</text:span></text:p>
      <text:p text:style-name="P5"><text:span text:style-name="T2">Un prodotto SW è un insieme di parti: quali esse siano tali parti e come esse stanno insieme è detto configurazione. Ogni sistema fatto di parti va gestito con controllo di configurazione, integrato con controllo di versione</text:span></text:p>
      <text:p text:style-name="P5"><text:span text:style-name="T2"/></text:p>
      <text:p text:style-name="P5"><text:span text:style-name="T2">Pianificazione</text:span></text:p>
      <text:p text:style-name="P5"><text:span text:style-name="T2"/></text:p>
      <text:p text:style-name="P5"><text:span text:style-name="T2">Coordinamento</text:span></text:p>
      <text:p text:style-name="P5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48:46.632792029</meta:creation-date>
    <dc:date>2018-10-09T11:38:04.971425310</dc:date>
    <meta:editing-duration>PT52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50" meta:character-count="996" meta:non-whitespace-character-count="853"/>
  </office:meta>
</office:document-meta>
</file>